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65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1.57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24mm"/>
    </style:style>
    <style:style style:name="co9" style:family="table-column">
      <style:table-column-properties fo:break-before="auto" style:column-width="24.94mm"/>
    </style:style>
    <style:style style:name="co10" style:family="table-column">
      <style:table-column-properties fo:break-before="auto" style:column-width="17.18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19.21mm"/>
    </style:style>
    <style:style style:name="co13" style:family="table-column">
      <style:table-column-properties fo:break-before="auto" style:column-width="25.96mm"/>
    </style:style>
    <style:style style:name="co14" style:family="table-column">
      <style:table-column-properties fo:break-before="auto" style:column-width="21.91mm"/>
    </style:style>
    <style:style style:name="co15" style:family="table-column">
      <style:table-column-properties fo:break-before="auto" style:column-width="17.87mm"/>
    </style:style>
    <style:style style:name="co16" style:family="table-column">
      <style:table-column-properties fo:break-before="auto" style:column-width="24.61mm"/>
    </style:style>
    <style:style style:name="co17" style:family="table-column">
      <style:table-column-properties fo:break-before="auto" style:column-width="17.55mm"/>
    </style:style>
    <style:style style:name="co18" style:family="table-column">
      <style:table-column-properties fo:break-before="auto" style:column-width="25.28mm"/>
    </style:style>
    <style:style style:name="co19" style:family="table-column">
      <style:table-column-properties fo:break-before="auto" style:column-width="37.43mm"/>
    </style:style>
    <style:style style:name="co20" style:family="table-column">
      <style:table-column-properties fo:break-before="auto" style:column-width="37.76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24.6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5.03mm" fo:break-before="page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1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千分位_5b_0_5d__5f_作業要點之表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作業要點之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各縣市遷入人數、遷出人數及淨遷徙人數按性別分</text:p>
          </table:table-cell>
          <table:covered-table-cell table:number-columns-repeated="32" table:style-name="ce1"/>
          <table:table-cell table:style-name="ce2" table:number-columns-repeated="991"/>
        </table:table-row>
        <table:table-row table:style-name="ro2">
          <table:table-cell table:style-name="ce2"/>
          <table:table-cell table:style-name="ce14"/>
          <table:table-cell table:style-name="ce22" table:number-columns-repeated="10"/>
          <table:table-cell table:style-name="ce36" office:value-type="string" calcext:value-type="string" table:number-columns-spanned="9" table:number-rows-spanned="1">
            <text:p>中 華 民 國 107 年 3 月 份</text:p>
          </table:table-cell>
          <table:covered-table-cell table:number-columns-repeated="8" table:style-name="ce36"/>
          <table:table-cell table:style-name="ce22"/>
          <table:table-cell table:style-name="ce38" table:number-columns-repeated="2"/>
          <table:table-cell table:style-name="ce22" table:number-columns-repeated="8"/>
          <table:table-cell table:style-name="ce40" office:value-type="string" calcext:value-type="string">
            <text:p><text:s text:c="4"/>單位：人</text:p>
          </table:table-cell>
          <table:table-cell table:style-name="ce2"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15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23" office:value-type="string" calcext:value-type="string" table:number-columns-spanned="15" table:number-rows-spanned="1">
            <text:p>遷　　　　　　　入　　　　　　　人　　　　　　　數</text:p>
          </table:table-cell>
          <table:covered-table-cell table:number-columns-repeated="14" table:style-name="ce23"/>
          <table:table-cell table:style-name="ce37" office:value-type="string" calcext:value-type="string" table:number-columns-spanned="15" table:number-rows-spanned="1">
            <text:p>遷　　　　　　　出　　　　　　　人　　　　　　　數</text:p>
          </table:table-cell>
          <table:covered-table-cell table:number-columns-repeated="14" table:style-name="ce37"/>
          <table:table-cell table:style-name="ce41" office:value-type="string" calcext:value-type="string" table:number-columns-spanned="1" table:number-rows-spanned="3">
            <text:p>淨 </text:p>
            <text:p>遷</text:p>
            <text:p>徙 </text:p>
            <text:p>人 </text:p>
            <text:p>數</text:p>
          </table:table-cell>
          <table:table-cell table:number-columns-repeated="991"/>
        </table:table-row>
        <table:table-row table:style-name="ro3">
          <table:covered-table-cell table:style-name="ce3"/>
          <table:covered-table-cell table:style-name="ce15"/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自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往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廢</text:p>
            <text:p/>
            <text:p>止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41"/>
          <table:table-cell table:number-columns-repeated="991"/>
        </table:table-row>
        <table:table-row table:style-name="ro4">
          <table:covered-table-cell table:style-name="ce3"/>
          <table:covered-table-cell table:style-name="ce15"/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24"/>
          <table:covered-table-cell table:style-name="ce41"/>
          <table:table-cell table:number-columns-repeated="991"/>
        </table:table-row>
        <table:table-row table:style-name="ro5">
          <table:covered-table-cell table:style-name="ce3"/>
          <table:covered-table-cell table:style-name="ce15"/>
          <table:covered-table-cell table:number-columns-repeated="30" table:style-name="ce24"/>
          <table:table-cell table:style-name="ce42" office:value-type="string" calcext:value-type="string">
            <text:p><text:span text:style-name="T1">(</text:span><text:span text:style-name="T2">遷入–遷出</text:span><text:span text:style-name="T3">)</text:span></text:p>
          </table:table-cell>
          <table:table-cell table:number-columns-repeated="991"/>
        </table:table-row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105231" calcext:value-type="float">
            <text:p><text:s text:c="3"/>105,231</text:p>
          </table:table-cell>
          <table:table-cell table:style-name="ce25" office:value-type="float" office:value="3455" calcext:value-type="float">
            <text:p><text:s text:c="3"/>3,455</text:p>
          </table:table-cell>
          <table:table-cell table:style-name="ce25" office:value-type="float" office:value="10213" calcext:value-type="float">
            <text:p><text:s text:c="3"/>10,213</text:p>
          </table:table-cell>
          <table:table-cell table:style-name="ce25" office:value-type="float" office:value="8437" calcext:value-type="float">
            <text:p><text:s text:c="3"/>8,437</text:p>
          </table:table-cell>
          <table:table-cell table:style-name="ce25" office:value-type="float" office:value="3511" calcext:value-type="float">
            <text:p><text:s text:c="3"/>3,511</text:p>
          </table:table-cell>
          <table:table-cell table:style-name="ce25" office:value-type="float" office:value="3617" calcext:value-type="float">
            <text:p><text:s text:c="3"/>3,617</text:p>
          </table:table-cell>
          <table:table-cell table:style-name="ce25" office:value-type="float" office:value="2298" calcext:value-type="float">
            <text:p><text:s text:c="3"/>2,298</text:p>
          </table:table-cell>
          <table:table-cell table:style-name="ce25" office:value-type="float" office:value="3791" calcext:value-type="float">
            <text:p><text:s text:c="3"/>3,791</text:p>
          </table:table-cell>
          <table:table-cell table:style-name="ce25" office:value-type="float" office:value="10893" calcext:value-type="float">
            <text:p><text:s text:c="3"/>10,893</text:p>
          </table:table-cell>
          <table:table-cell table:style-name="ce25" office:value-type="float" office:value="618" calcext:value-type="float">
            <text:p><text:s text:c="3"/>618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4991" calcext:value-type="float">
            <text:p><text:s text:c="3"/>4,991</text:p>
          </table:table-cell>
          <table:table-cell table:style-name="ce25" office:value-type="float" office:value="52038" calcext:value-type="float">
            <text:p><text:s text:c="3"/>52,038</text:p>
          </table:table-cell>
          <table:table-cell table:style-name="ce25" office:value-type="float" office:value="1347" calcext:value-type="float">
            <text:p><text:s text:c="3"/>1,347</text:p>
          </table:table-cell>
          <table:table-cell table:style-name="ce25" office:value-type="float" office:value="18" calcext:value-type="float">
            <text:p><text:s text:c="3"/>18</text:p>
          </table:table-cell>
          <table:table-cell table:style-name="ce25" office:value-type="float" office:value="104153" calcext:value-type="float">
            <text:p><text:s text:c="3"/>104,153</text:p>
          </table:table-cell>
          <table:table-cell table:style-name="ce25" office:value-type="float" office:value="3703" calcext:value-type="float">
            <text:p><text:s text:c="3"/>3,703</text:p>
          </table:table-cell>
          <table:table-cell table:style-name="ce25" office:value-type="float" office:value="9400" calcext:value-type="float">
            <text:p><text:s text:c="3"/>9,400</text:p>
          </table:table-cell>
          <table:table-cell table:style-name="ce25" office:value-type="float" office:value="6695" calcext:value-type="float">
            <text:p><text:s text:c="3"/>6,695</text:p>
          </table:table-cell>
          <table:table-cell table:style-name="ce25" office:value-type="float" office:value="5887" calcext:value-type="float">
            <text:p><text:s text:c="3"/>5,887</text:p>
          </table:table-cell>
          <table:table-cell table:style-name="ce25" office:value-type="float" office:value="4984" calcext:value-type="float">
            <text:p><text:s text:c="3"/>4,984</text:p>
          </table:table-cell>
          <table:table-cell table:style-name="ce25" office:value-type="float" office:value="2469" calcext:value-type="float">
            <text:p><text:s text:c="3"/>2,469</text:p>
          </table:table-cell>
          <table:table-cell table:style-name="ce25" office:value-type="float" office:value="3504" calcext:value-type="float">
            <text:p><text:s text:c="3"/>3,504</text:p>
          </table:table-cell>
          <table:table-cell table:style-name="ce25" office:value-type="float" office:value="9837" calcext:value-type="float">
            <text:p><text:s text:c="3"/>9,837</text:p>
          </table:table-cell>
          <table:table-cell table:style-name="ce25" office:value-type="float" office:value="602" calcext:value-type="float">
            <text:p><text:s text:c="3"/>602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4991" calcext:value-type="float">
            <text:p><text:s text:c="3"/>4,991</text:p>
          </table:table-cell>
          <table:table-cell table:style-name="ce25" office:value-type="float" office:value="52038" calcext:value-type="float">
            <text:p><text:s text:c="3"/>52,038</text:p>
          </table:table-cell>
          <table:table-cell table:style-name="ce25" office:value-type="float" office:value="18" calcext:value-type="float">
            <text:p><text:s text:c="3"/>18</text:p>
          </table:table-cell>
          <table:table-cell table:style-name="ce25" office:value-type="float" office:value="25" calcext:value-type="float">
            <text:p><text:s text:c="3"/>25</text:p>
          </table:table-cell>
          <table:table-cell table:style-name="ce29" office:value-type="float" office:value="1078" calcext:value-type="float">
            <text:p><text:s text:c="3"/>1,078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8041" calcext:value-type="float">
            <text:p><text:s text:c="3"/>48,041</text:p>
          </table:table-cell>
          <table:table-cell table:style-name="ce25" office:value-type="float" office:value="1618" calcext:value-type="float">
            <text:p><text:s text:c="3"/>1,618</text:p>
          </table:table-cell>
          <table:table-cell table:style-name="ce25" office:value-type="float" office:value="4773" calcext:value-type="float">
            <text:p><text:s text:c="3"/>4,773</text:p>
          </table:table-cell>
          <table:table-cell table:style-name="ce25" office:value-type="float" office:value="3948" calcext:value-type="float">
            <text:p><text:s text:c="3"/>3,948</text:p>
          </table:table-cell>
          <table:table-cell table:style-name="ce25" office:value-type="float" office:value="1624" calcext:value-type="float">
            <text:p><text:s text:c="3"/>1,624</text:p>
          </table:table-cell>
          <table:table-cell table:style-name="ce25" office:value-type="float" office:value="1628" calcext:value-type="float">
            <text:p><text:s text:c="3"/>1,628</text:p>
          </table:table-cell>
          <table:table-cell table:style-name="ce25" office:value-type="float" office:value="1118" calcext:value-type="float">
            <text:p><text:s text:c="3"/>1,118</text:p>
          </table:table-cell>
          <table:table-cell table:style-name="ce25" office:value-type="float" office:value="1769" calcext:value-type="float">
            <text:p><text:s text:c="3"/>1,769</text:p>
          </table:table-cell>
          <table:table-cell table:style-name="ce25" office:value-type="float" office:value="5010" calcext:value-type="float">
            <text:p><text:s text:c="3"/>5,010</text:p>
          </table:table-cell>
          <table:table-cell table:style-name="ce25" office:value-type="float" office:value="337" calcext:value-type="float">
            <text:p><text:s text:c="3"/>337</text:p>
          </table:table-cell>
          <table:table-cell table:style-name="ce27" office:value-type="float" office:value="3" calcext:value-type="float">
            <text:p>3</text:p>
          </table:table-cell>
          <table:table-cell table:style-name="ce25" office:value-type="float" office:value="2162" calcext:value-type="float">
            <text:p><text:s text:c="3"/>2,162</text:p>
          </table:table-cell>
          <table:table-cell table:style-name="ce25" office:value-type="float" office:value="23609" calcext:value-type="float">
            <text:p><text:s text:c="3"/>23,609</text:p>
          </table:table-cell>
          <table:table-cell table:style-name="ce25" office:value-type="float" office:value="430" calcext:value-type="float">
            <text:p><text:s text:c="3"/>430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25" office:value-type="float" office:value="47711" calcext:value-type="float">
            <text:p><text:s text:c="3"/>47,711</text:p>
          </table:table-cell>
          <table:table-cell table:style-name="ce25" office:value-type="float" office:value="1715" calcext:value-type="float">
            <text:p><text:s text:c="3"/>1,715</text:p>
          </table:table-cell>
          <table:table-cell table:style-name="ce25" office:value-type="float" office:value="4339" calcext:value-type="float">
            <text:p><text:s text:c="3"/>4,339</text:p>
          </table:table-cell>
          <table:table-cell table:style-name="ce25" office:value-type="float" office:value="3091" calcext:value-type="float">
            <text:p><text:s text:c="3"/>3,091</text:p>
          </table:table-cell>
          <table:table-cell table:style-name="ce25" office:value-type="float" office:value="2759" calcext:value-type="float">
            <text:p><text:s text:c="3"/>2,759</text:p>
          </table:table-cell>
          <table:table-cell table:style-name="ce25" office:value-type="float" office:value="2232" calcext:value-type="float">
            <text:p><text:s text:c="3"/>2,232</text:p>
          </table:table-cell>
          <table:table-cell table:style-name="ce25" office:value-type="float" office:value="1160" calcext:value-type="float">
            <text:p><text:s text:c="3"/>1,160</text:p>
          </table:table-cell>
          <table:table-cell table:style-name="ce25" office:value-type="float" office:value="1619" calcext:value-type="float">
            <text:p><text:s text:c="3"/>1,619</text:p>
          </table:table-cell>
          <table:table-cell table:style-name="ce25" office:value-type="float" office:value="4669" calcext:value-type="float">
            <text:p><text:s text:c="3"/>4,669</text:p>
          </table:table-cell>
          <table:table-cell table:style-name="ce25" office:value-type="float" office:value="338" calcext:value-type="float">
            <text:p><text:s text:c="3"/>338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2162" calcext:value-type="float">
            <text:p><text:s text:c="3"/>2,162</text:p>
          </table:table-cell>
          <table:table-cell table:style-name="ce25" office:value-type="float" office:value="23609" calcext:value-type="float">
            <text:p><text:s text:c="3"/>23,609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43" office:value-type="float" office:value="330" calcext:value-type="float">
            <text:p><text:s text:c="3"/>33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57190" calcext:value-type="float">
            <text:p><text:s text:c="3"/>57,190</text:p>
          </table:table-cell>
          <table:table-cell table:style-name="ce25" office:value-type="float" office:value="1837" calcext:value-type="float">
            <text:p><text:s text:c="3"/>1,837</text:p>
          </table:table-cell>
          <table:table-cell table:style-name="ce25" office:value-type="float" office:value="5440" calcext:value-type="float">
            <text:p><text:s text:c="3"/>5,440</text:p>
          </table:table-cell>
          <table:table-cell table:style-name="ce25" office:value-type="float" office:value="4489" calcext:value-type="float">
            <text:p><text:s text:c="3"/>4,489</text:p>
          </table:table-cell>
          <table:table-cell table:style-name="ce25" office:value-type="float" office:value="1887" calcext:value-type="float">
            <text:p><text:s text:c="3"/>1,887</text:p>
          </table:table-cell>
          <table:table-cell table:style-name="ce25" office:value-type="float" office:value="1989" calcext:value-type="float">
            <text:p><text:s text:c="3"/>1,989</text:p>
          </table:table-cell>
          <table:table-cell table:style-name="ce25" office:value-type="float" office:value="1180" calcext:value-type="float">
            <text:p><text:s text:c="3"/>1,180</text:p>
          </table:table-cell>
          <table:table-cell table:style-name="ce25" office:value-type="float" office:value="2022" calcext:value-type="float">
            <text:p><text:s text:c="3"/>2,022</text:p>
          </table:table-cell>
          <table:table-cell table:style-name="ce25" office:value-type="float" office:value="5883" calcext:value-type="float">
            <text:p><text:s text:c="3"/>5,883</text:p>
          </table:table-cell>
          <table:table-cell table:style-name="ce25" office:value-type="float" office:value="281" calcext:value-type="float">
            <text:p><text:s text:c="3"/>281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2829" calcext:value-type="float">
            <text:p><text:s text:c="3"/>2,829</text:p>
          </table:table-cell>
          <table:table-cell table:style-name="ce25" office:value-type="float" office:value="28429" calcext:value-type="float">
            <text:p><text:s text:c="3"/>28,429</text:p>
          </table:table-cell>
          <table:table-cell table:style-name="ce25" office:value-type="float" office:value="917" calcext:value-type="float">
            <text:p><text:s text:c="3"/>917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56442" calcext:value-type="float">
            <text:p><text:s text:c="3"/>56,442</text:p>
          </table:table-cell>
          <table:table-cell table:style-name="ce25" office:value-type="float" office:value="1988" calcext:value-type="float">
            <text:p><text:s text:c="3"/>1,988</text:p>
          </table:table-cell>
          <table:table-cell table:style-name="ce25" office:value-type="float" office:value="5061" calcext:value-type="float">
            <text:p><text:s text:c="3"/>5,061</text:p>
          </table:table-cell>
          <table:table-cell table:style-name="ce25" office:value-type="float" office:value="3604" calcext:value-type="float">
            <text:p><text:s text:c="3"/>3,604</text:p>
          </table:table-cell>
          <table:table-cell table:style-name="ce25" office:value-type="float" office:value="3128" calcext:value-type="float">
            <text:p><text:s text:c="3"/>3,128</text:p>
          </table:table-cell>
          <table:table-cell table:style-name="ce25" office:value-type="float" office:value="2752" calcext:value-type="float">
            <text:p><text:s text:c="3"/>2,752</text:p>
          </table:table-cell>
          <table:table-cell table:style-name="ce25" office:value-type="float" office:value="1309" calcext:value-type="float">
            <text:p><text:s text:c="3"/>1,309</text:p>
          </table:table-cell>
          <table:table-cell table:style-name="ce25" office:value-type="float" office:value="1885" calcext:value-type="float">
            <text:p><text:s text:c="3"/>1,885</text:p>
          </table:table-cell>
          <table:table-cell table:style-name="ce25" office:value-type="float" office:value="5168" calcext:value-type="float">
            <text:p><text:s text:c="3"/>5,168</text:p>
          </table:table-cell>
          <table:table-cell table:style-name="ce25" office:value-type="float" office:value="264" calcext:value-type="float">
            <text:p><text:s text:c="3"/>264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829" calcext:value-type="float">
            <text:p><text:s text:c="3"/>2,829</text:p>
          </table:table-cell>
          <table:table-cell table:style-name="ce25" office:value-type="float" office:value="28429" calcext:value-type="float">
            <text:p><text:s text:c="3"/>28,429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44" office:value-type="float" office:value="748" calcext:value-type="float">
            <text:p><text:s text:c="3"/>74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7000" calcext:value-type="float">
            <text:p>17,000</text:p>
          </table:table-cell>
          <table:table-cell table:style-name="ce26" office:value-type="float" office:value="779" calcext:value-type="float">
            <text:p>77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095" calcext:value-type="float">
            <text:p>5,095</text:p>
          </table:table-cell>
          <table:table-cell table:style-name="ce26" office:value-type="float" office:value="1115" calcext:value-type="float">
            <text:p>1,115</text:p>
          </table:table-cell>
          <table:table-cell table:style-name="ce26" office:value-type="float" office:value="342" calcext:value-type="float">
            <text:p>342</text:p>
          </table:table-cell>
          <table:table-cell table:style-name="ce26" office:value-type="float" office:value="226" calcext:value-type="float">
            <text:p>226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2071" calcext:value-type="float">
            <text:p>2,071</text:p>
          </table:table-cell>
          <table:table-cell table:style-name="ce26" office:value-type="float" office:value="162" calcext:value-type="float">
            <text:p>16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559" calcext:value-type="float">
            <text:p>6,559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7405" calcext:value-type="float">
            <text:p>17,405</text:p>
          </table:table-cell>
          <table:table-cell table:style-name="ce26" office:value-type="float" office:value="622" calcext:value-type="float">
            <text:p>62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228" calcext:value-type="float">
            <text:p>4,228</text:p>
          </table:table-cell>
          <table:table-cell table:style-name="ce26" office:value-type="float" office:value="2149" calcext:value-type="float">
            <text:p>2,149</text:p>
          </table:table-cell>
          <table:table-cell table:style-name="ce26" office:value-type="float" office:value="572" calcext:value-type="float">
            <text:p>572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369" calcext:value-type="float">
            <text:p>369</text:p>
          </table:table-cell>
          <table:table-cell table:style-name="ce26" office:value-type="float" office:value="2483" calcext:value-type="float">
            <text:p>2,483</text:p>
          </table:table-cell>
          <table:table-cell table:style-name="ce26" office:value-type="float" office:value="139" calcext:value-type="float">
            <text:p>13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559" calcext:value-type="float">
            <text:p>6,55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-405" calcext:value-type="float">
            <text:p><text:s/>－405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7706" calcext:value-type="float">
            <text:p>7,706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385" calcext:value-type="float">
            <text:p>2,385</text:p>
          </table:table-cell>
          <table:table-cell table:style-name="ce27" office:value-type="float" office:value="498" calcext:value-type="float">
            <text:p>498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954" calcext:value-type="float">
            <text:p>954</text:p>
          </table:table-cell>
          <table:table-cell table:style-name="ce27" office:value-type="float" office:value="89" calcext:value-type="float">
            <text:p>8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96" calcext:value-type="float">
            <text:p>2,896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961" calcext:value-type="float">
            <text:p>7,961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46" calcext:value-type="float">
            <text:p>1,946</text:p>
          </table:table-cell>
          <table:table-cell table:style-name="ce27" office:value-type="float" office:value="978" calcext:value-type="float">
            <text:p>978</text:p>
          </table:table-cell>
          <table:table-cell table:style-name="ce27" office:value-type="float" office:value="239" calcext:value-type="float">
            <text:p>239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1227" calcext:value-type="float">
            <text:p>1,227</text:p>
          </table:table-cell>
          <table:table-cell table:style-name="ce27" office:value-type="float" office:value="73" calcext:value-type="float">
            <text:p>7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96" calcext:value-type="float">
            <text:p>2,89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255" calcext:value-type="float">
            <text:p><text:s/>－25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9294" calcext:value-type="float">
            <text:p>9,294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710" calcext:value-type="float">
            <text:p>2,710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117" calcext:value-type="float">
            <text:p>1,117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63" calcext:value-type="float">
            <text:p>3,663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444" calcext:value-type="float">
            <text:p>9,444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82" calcext:value-type="float">
            <text:p>2,282</text:p>
          </table:table-cell>
          <table:table-cell table:style-name="ce28" office:value-type="float" office:value="1171" calcext:value-type="float">
            <text:p>1,171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256" calcext:value-type="float">
            <text:p>1,256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63" calcext:value-type="float">
            <text:p>3,66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46" office:value-type="float" office:value="-150" calcext:value-type="float">
            <text:p><text:s/>－15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3219" calcext:value-type="float">
            <text:p>13,219</text:p>
          </table:table-cell>
          <table:table-cell table:style-name="ce26" office:value-type="float" office:value="1084" calcext:value-type="float">
            <text:p>1,084</text:p>
          </table:table-cell>
          <table:table-cell table:style-name="ce26" office:value-type="float" office:value="4228" calcext:value-type="float">
            <text:p>4,22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262" calcext:value-type="float">
            <text:p>262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1239" calcext:value-type="float">
            <text:p>1,239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183" calcext:value-type="float">
            <text:p>5,183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4656" calcext:value-type="float">
            <text:p>14,656</text:p>
          </table:table-cell>
          <table:table-cell table:style-name="ce26" office:value-type="float" office:value="1029" calcext:value-type="float">
            <text:p>1,029</text:p>
          </table:table-cell>
          <table:table-cell table:style-name="ce26" office:value-type="float" office:value="5095" calcext:value-type="float">
            <text:p>5,09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34" calcext:value-type="float">
            <text:p>1,034</text:p>
          </table:table-cell>
          <table:table-cell table:style-name="ce26" office:value-type="float" office:value="397" calcext:value-type="float">
            <text:p>397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1397" calcext:value-type="float">
            <text:p>1,397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183" calcext:value-type="float">
            <text:p>5,18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-1437" calcext:value-type="float">
            <text:p><text:s/>－1,437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024" calcext:value-type="float">
            <text:p>6,024</text:p>
          </table:table-cell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1946" calcext:value-type="float">
            <text:p>1,94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6" calcext:value-type="float">
            <text:p>196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590" calcext:value-type="float">
            <text:p>590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33" calcext:value-type="float">
            <text:p>2,333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6740" calcext:value-type="float">
            <text:p>6,740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2385" calcext:value-type="float">
            <text:p>2,38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66" calcext:value-type="float">
            <text:p>466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676" calcext:value-type="float">
            <text:p>676</text:p>
          </table:table-cell>
          <table:table-cell table:style-name="ce27" office:value-type="float" office:value="36" calcext:value-type="float">
            <text:p>3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33" calcext:value-type="float">
            <text:p>2,333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-716" calcext:value-type="float">
            <text:p><text:s/>－71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7195" calcext:value-type="float">
            <text:p>7,195</text:p>
          </table:table-cell>
          <table:table-cell table:style-name="ce28" office:value-type="float" office:value="594" calcext:value-type="float">
            <text:p>594</text:p>
          </table:table-cell>
          <table:table-cell table:style-name="ce28" office:value-type="float" office:value="2282" calcext:value-type="float">
            <text:p>2,28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50" calcext:value-type="float">
            <text:p>2,850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916" calcext:value-type="float">
            <text:p>7,916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2710" calcext:value-type="float">
            <text:p>2,71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50" calcext:value-type="float">
            <text:p>2,85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721" calcext:value-type="float">
            <text:p><text:s/>－721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1102" calcext:value-type="float">
            <text:p>11,102</text:p>
          </table:table-cell>
          <table:table-cell table:style-name="ce26" office:value-type="float" office:value="283" calcext:value-type="float">
            <text:p>283</text:p>
          </table:table-cell>
          <table:table-cell table:style-name="ce26" office:value-type="float" office:value="2149" calcext:value-type="float">
            <text:p>2,149</text:p>
          </table:table-cell>
          <table:table-cell table:style-name="ce26" office:value-type="float" office:value="1034" calcext:value-type="float">
            <text:p>1,03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1797" calcext:value-type="float">
            <text:p>1,797</text:p>
          </table:table-cell>
          <table:table-cell table:style-name="ce26" office:value-type="float" office:value="102" calcext:value-type="float">
            <text:p>10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776" calcext:value-type="float">
            <text:p>4,776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648" calcext:value-type="float">
            <text:p>8,648</text:p>
          </table:table-cell>
          <table:table-cell table:style-name="ce26" office:value-type="float" office:value="361" calcext:value-type="float">
            <text:p>361</text:p>
          </table:table-cell>
          <table:table-cell table:style-name="ce26" office:value-type="float" office:value="1115" calcext:value-type="float">
            <text:p>1,115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1274" calcext:value-type="float">
            <text:p>1,274</text:p>
          </table:table-cell>
          <table:table-cell table:style-name="ce26" office:value-type="float" office:value="108" calcext:value-type="float">
            <text:p>10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776" calcext:value-type="float">
            <text:p>4,77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2454" calcext:value-type="float">
            <text:p>2,45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085" calcext:value-type="float">
            <text:p>5,085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978" calcext:value-type="float">
            <text:p>978</text:p>
          </table:table-cell>
          <table:table-cell table:style-name="ce27" office:value-type="float" office:value="466" calcext:value-type="float">
            <text:p>46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880" calcext:value-type="float">
            <text:p>880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53" calcext:value-type="float">
            <text:p>2,153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961" calcext:value-type="float">
            <text:p>3,961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498" calcext:value-type="float">
            <text:p>498</text:p>
          </table:table-cell>
          <table:table-cell table:style-name="ce27" office:value-type="float" office:value="196" calcext:value-type="float">
            <text:p>19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616" calcext:value-type="float">
            <text:p>61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53" calcext:value-type="float">
            <text:p>2,15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124" calcext:value-type="float">
            <text:p>1,12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017" calcext:value-type="float">
            <text:p>6,017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171" calcext:value-type="float">
            <text:p>1,171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23" calcext:value-type="float">
            <text:p>2,623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687" calcext:value-type="float">
            <text:p>4,687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51" calcext:value-type="float">
            <text:p>5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23" calcext:value-type="float">
            <text:p>2,62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1330" calcext:value-type="float">
            <text:p>1,330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3564" calcext:value-type="float">
            <text:p>13,564</text:p>
          </table:table-cell>
          <table:table-cell table:style-name="ce26" office:value-type="float" office:value="277" calcext:value-type="float">
            <text:p>277</text:p>
          </table:table-cell>
          <table:table-cell table:style-name="ce26" office:value-type="float" office:value="572" calcext:value-type="float">
            <text:p>572</text:p>
          </table:table-cell>
          <table:table-cell table:style-name="ce26" office:value-type="float" office:value="397" calcext:value-type="float">
            <text:p>397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3152" calcext:value-type="float">
            <text:p>3,152</text:p>
          </table:table-cell>
          <table:table-cell table:style-name="ce26" office:value-type="float" office:value="72" calcext:value-type="float">
            <text:p>7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8163" calcext:value-type="float">
            <text:p>8,163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156" calcext:value-type="float">
            <text:p>12,156</text:p>
          </table:table-cell>
          <table:table-cell table:style-name="ce26" office:value-type="float" office:value="373" calcext:value-type="float">
            <text:p>373</text:p>
          </table:table-cell>
          <table:table-cell table:style-name="ce26" office:value-type="float" office:value="342" calcext:value-type="float">
            <text:p>342</text:p>
          </table:table-cell>
          <table:table-cell table:style-name="ce26" office:value-type="float" office:value="262" calcext:value-type="float">
            <text:p>262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2151" calcext:value-type="float">
            <text:p>2,151</text:p>
          </table:table-cell>
          <table:table-cell table:style-name="ce26" office:value-type="float" office:value="52" calcext:value-type="float">
            <text:p>5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8163" calcext:value-type="float">
            <text:p>8,16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1408" calcext:value-type="float">
            <text:p>1,408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029" calcext:value-type="float">
            <text:p>6,029</text:p>
          </table:table-cell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239" calcext:value-type="float">
            <text:p>239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381" calcext:value-type="float">
            <text:p>1,381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610" calcext:value-type="float">
            <text:p>3,610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411" calcext:value-type="float">
            <text:p>5,411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977" calcext:value-type="float">
            <text:p>977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610" calcext:value-type="float">
            <text:p>3,61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618" calcext:value-type="float">
            <text:p>61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535" calcext:value-type="float">
            <text:p>7,535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553" calcext:value-type="float">
            <text:p>4,553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745" calcext:value-type="float">
            <text:p>6,745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553" calcext:value-type="float">
            <text:p>4,55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790" calcext:value-type="float">
            <text:p>79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580" calcext:value-type="float">
            <text:p>8,580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67" calcext:value-type="float">
            <text:p>767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884" calcext:value-type="float">
            <text:p>5,884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397" calcext:value-type="float">
            <text:p>8,397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226" calcext:value-type="float">
            <text:p>226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05" calcext:value-type="float">
            <text:p>705</text:p>
          </table:table-cell>
          <table:table-cell table:style-name="ce26" office:value-type="float" office:value="701" calcext:value-type="float">
            <text:p>701</text:p>
          </table:table-cell>
          <table:table-cell table:style-name="ce26" office:value-type="float" office:value="30" calcext:value-type="float">
            <text:p>3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884" calcext:value-type="float">
            <text:p>5,88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183" calcext:value-type="float">
            <text:p>183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922" calcext:value-type="float">
            <text:p>3,922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75" calcext:value-type="float">
            <text:p>375</text:p>
          </table:table-cell>
          <table:table-cell table:style-name="ce27" office:value-type="float" office:value="386" calcext:value-type="float">
            <text:p>386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656" calcext:value-type="float">
            <text:p>2,656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878" calcext:value-type="float">
            <text:p>3,878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54" calcext:value-type="float">
            <text:p>354</text:p>
          </table:table-cell>
          <table:table-cell table:style-name="ce27" office:value-type="float" office:value="333" calcext:value-type="float">
            <text:p>333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656" calcext:value-type="float">
            <text:p>2,656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46" office:value-type="float" office:value="44" calcext:value-type="float">
            <text:p>4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658" calcext:value-type="float">
            <text:p>4,65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28" calcext:value-type="float">
            <text:p>3,228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519" calcext:value-type="float">
            <text:p>4,519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228" calcext:value-type="float">
            <text:p>3,22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39" calcext:value-type="float">
            <text:p>13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2507" calcext:value-type="float">
            <text:p>12,507</text:p>
          </table:table-cell>
          <table:table-cell table:style-name="ce26" office:value-type="float" office:value="349" calcext:value-type="float">
            <text:p>349</text:p>
          </table:table-cell>
          <table:table-cell table:style-name="ce26" office:value-type="float" office:value="369" calcext:value-type="float">
            <text:p>369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705" calcext:value-type="float">
            <text:p>70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642" calcext:value-type="float">
            <text:p>1,642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8493" calcext:value-type="float">
            <text:p>8,493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679" calcext:value-type="float">
            <text:p>12,679</text:p>
          </table:table-cell>
          <table:table-cell table:style-name="ce26" office:value-type="float" office:value="391" calcext:value-type="float">
            <text:p>391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767" calcext:value-type="float">
            <text:p>76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702" calcext:value-type="float">
            <text:p>1,702</text:p>
          </table:table-cell>
          <table:table-cell table:style-name="ce26" office:value-type="float" office:value="79" calcext:value-type="float">
            <text:p>7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8493" calcext:value-type="float">
            <text:p>8,493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172" calcext:value-type="float">
            <text:p><text:s/>－172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654" calcext:value-type="float">
            <text:p>5,654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354" calcext:value-type="float">
            <text:p>35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41" calcext:value-type="float">
            <text:p>741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840" calcext:value-type="float">
            <text:p>3,840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784" calcext:value-type="float">
            <text:p>5,784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375" calcext:value-type="float">
            <text:p>37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75" calcext:value-type="float">
            <text:p>775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840" calcext:value-type="float">
            <text:p>3,84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130" calcext:value-type="float">
            <text:p><text:s/>－13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6853" calcext:value-type="float">
            <text:p>6,853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653" calcext:value-type="float">
            <text:p>4,653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895" calcext:value-type="float">
            <text:p>6,895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27" calcext:value-type="float">
            <text:p>927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653" calcext:value-type="float">
            <text:p>4,65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-42" calcext:value-type="float">
            <text:p><text:s/>－42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8358" calcext:value-type="float">
            <text:p><text:s text:c="3"/>28,358</text:p>
          </table:table-cell>
          <table:table-cell table:style-name="ce29" office:value-type="float" office:value="506" calcext:value-type="float">
            <text:p><text:s text:c="3"/>506</text:p>
          </table:table-cell>
          <table:table-cell table:style-name="ce29" office:value-type="float" office:value="2483" calcext:value-type="float">
            <text:p><text:s text:c="3"/>2,483</text:p>
          </table:table-cell>
          <table:table-cell table:style-name="ce29" office:value-type="float" office:value="1397" calcext:value-type="float">
            <text:p><text:s text:c="3"/>1,397</text:p>
          </table:table-cell>
          <table:table-cell table:style-name="ce29" office:value-type="float" office:value="1274" calcext:value-type="float">
            <text:p><text:s text:c="3"/>1,274</text:p>
          </table:table-cell>
          <table:table-cell table:style-name="ce29" office:value-type="float" office:value="2151" calcext:value-type="float">
            <text:p><text:s text:c="3"/>2,151</text:p>
          </table:table-cell>
          <table:table-cell table:style-name="ce29" office:value-type="float" office:value="701" calcext:value-type="float">
            <text:p><text:s text:c="3"/>701</text:p>
          </table:table-cell>
          <table:table-cell table:style-name="ce29" office:value-type="float" office:value="1702" calcext:value-type="float">
            <text:p><text:s text:c="3"/>1,702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29" calcext:value-type="float">
            <text:p><text:s text:c="3"/>129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4988" calcext:value-type="float">
            <text:p><text:s text:c="3"/>4,988</text:p>
          </table:table-cell>
          <table:table-cell table:style-name="ce29" office:value-type="float" office:value="12706" calcext:value-type="float">
            <text:p><text:s text:c="3"/>12,706</text:p>
          </table:table-cell>
          <table:table-cell table:style-name="ce29" office:value-type="float" office:value="312" calcext:value-type="float">
            <text:p><text:s text:c="3"/>312</text:p>
          </table:table-cell>
          <table:table-cell table:style-name="ce29" office:value-type="float" office:value="8" calcext:value-type="float">
            <text:p><text:s text:c="3"/>8</text:p>
          </table:table-cell>
          <table:table-cell table:style-name="ce29" office:value-type="float" office:value="29308" calcext:value-type="float">
            <text:p><text:s text:c="3"/>29,308</text:p>
          </table:table-cell>
          <table:table-cell table:style-name="ce29" office:value-type="float" office:value="708" calcext:value-type="float">
            <text:p><text:s text:c="3"/>708</text:p>
          </table:table-cell>
          <table:table-cell table:style-name="ce29" office:value-type="float" office:value="2071" calcext:value-type="float">
            <text:p><text:s text:c="3"/>2,071</text:p>
          </table:table-cell>
          <table:table-cell table:style-name="ce29" office:value-type="float" office:value="1239" calcext:value-type="float">
            <text:p><text:s text:c="3"/>1,239</text:p>
          </table:table-cell>
          <table:table-cell table:style-name="ce29" office:value-type="float" office:value="1797" calcext:value-type="float">
            <text:p><text:s text:c="3"/>1,797</text:p>
          </table:table-cell>
          <table:table-cell table:style-name="ce29" office:value-type="float" office:value="3152" calcext:value-type="float">
            <text:p><text:s text:c="3"/>3,152</text:p>
          </table:table-cell>
          <table:table-cell table:style-name="ce29" office:value-type="float" office:value="860" calcext:value-type="float">
            <text:p><text:s text:c="3"/>860</text:p>
          </table:table-cell>
          <table:table-cell table:style-name="ce29" office:value-type="float" office:value="1642" calcext:value-type="float">
            <text:p><text:s text:c="3"/>1,642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32" calcext:value-type="float">
            <text:p><text:s text:c="3"/>132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988" calcext:value-type="float">
            <text:p><text:s text:c="3"/>4,988</text:p>
          </table:table-cell>
          <table:table-cell table:style-name="ce29" office:value-type="float" office:value="12706" calcext:value-type="float">
            <text:p><text:s text:c="3"/>12,706</text:p>
          </table:table-cell>
          <table:table-cell table:style-name="ce29" office:value-type="float" office:value="3" calcext:value-type="float">
            <text:p><text:s text:c="3"/>3</text:p>
          </table:table-cell>
          <table:table-cell table:style-name="ce26" office:value-type="float" office:value="10" calcext:value-type="float">
            <text:p>10</text:p>
          </table:table-cell>
          <table:table-cell table:style-name="ce45" office:value-type="float" office:value="-950" calcext:value-type="float">
            <text:p><text:s/>－950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3131" calcext:value-type="float">
            <text:p><text:s text:c="3"/>13,131</text:p>
          </table:table-cell>
          <table:table-cell table:style-name="ce30" office:value-type="float" office:value="245" calcext:value-type="float">
            <text:p><text:s text:c="3"/>245</text:p>
          </table:table-cell>
          <table:table-cell table:style-name="ce30" office:value-type="float" office:value="1227" calcext:value-type="float">
            <text:p><text:s text:c="3"/>1,227</text:p>
          </table:table-cell>
          <table:table-cell table:style-name="ce30" office:value-type="float" office:value="676" calcext:value-type="float">
            <text:p><text:s text:c="3"/>676</text:p>
          </table:table-cell>
          <table:table-cell table:style-name="ce30" office:value-type="float" office:value="616" calcext:value-type="float">
            <text:p><text:s text:c="3"/>616</text:p>
          </table:table-cell>
          <table:table-cell table:style-name="ce30" office:value-type="float" office:value="977" calcext:value-type="float">
            <text:p><text:s text:c="3"/>977</text:p>
          </table:table-cell>
          <table:table-cell table:style-name="ce30" office:value-type="float" office:value="333" calcext:value-type="float">
            <text:p><text:s text:c="3"/>333</text:p>
          </table:table-cell>
          <table:table-cell table:style-name="ce30" office:value-type="float" office:value="775" calcext:value-type="float">
            <text:p><text:s text:c="3"/>77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5" calcext:value-type="float">
            <text:p><text:s text:c="3"/>65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2160" calcext:value-type="float">
            <text:p><text:s text:c="3"/>2,160</text:p>
          </table:table-cell>
          <table:table-cell table:style-name="ce30" office:value-type="float" office:value="5983" calcext:value-type="float">
            <text:p><text:s text:c="3"/>5,983</text:p>
          </table:table-cell>
          <table:table-cell table:style-name="ce30" office:value-type="float" office:value="70" calcext:value-type="float">
            <text:p><text:s text:c="3"/>70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30" office:value-type="float" office:value="13494" calcext:value-type="float">
            <text:p><text:s text:c="3"/>13,494</text:p>
          </table:table-cell>
          <table:table-cell table:style-name="ce30" office:value-type="float" office:value="335" calcext:value-type="float">
            <text:p><text:s text:c="3"/>335</text:p>
          </table:table-cell>
          <table:table-cell table:style-name="ce30" office:value-type="float" office:value="954" calcext:value-type="float">
            <text:p><text:s text:c="3"/>954</text:p>
          </table:table-cell>
          <table:table-cell table:style-name="ce30" office:value-type="float" office:value="590" calcext:value-type="float">
            <text:p><text:s text:c="3"/>590</text:p>
          </table:table-cell>
          <table:table-cell table:style-name="ce30" office:value-type="float" office:value="880" calcext:value-type="float">
            <text:p><text:s text:c="3"/>880</text:p>
          </table:table-cell>
          <table:table-cell table:style-name="ce30" office:value-type="float" office:value="1381" calcext:value-type="float">
            <text:p><text:s text:c="3"/>1,381</text:p>
          </table:table-cell>
          <table:table-cell table:style-name="ce30" office:value-type="float" office:value="386" calcext:value-type="float">
            <text:p><text:s text:c="3"/>386</text:p>
          </table:table-cell>
          <table:table-cell table:style-name="ce30" office:value-type="float" office:value="741" calcext:value-type="float">
            <text:p><text:s text:c="3"/>74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78" calcext:value-type="float">
            <text:p><text:s text:c="3"/>78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2160" calcext:value-type="float">
            <text:p><text:s text:c="3"/>2,160</text:p>
          </table:table-cell>
          <table:table-cell table:style-name="ce30" office:value-type="float" office:value="5983" calcext:value-type="float">
            <text:p><text:s text:c="3"/>5,983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27" office:value-type="float" office:value="5" calcext:value-type="float">
            <text:p>5</text:p>
          </table:table-cell>
          <table:table-cell table:style-name="ce46" office:value-type="float" office:value="-363" calcext:value-type="float">
            <text:p><text:s/>－36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5227" calcext:value-type="float">
            <text:p><text:s text:c="3"/>15,227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1256" calcext:value-type="float">
            <text:p><text:s text:c="3"/>1,256</text:p>
          </table:table-cell>
          <table:table-cell table:style-name="ce31" office:value-type="float" office:value="721" calcext:value-type="float">
            <text:p><text:s text:c="3"/>721</text:p>
          </table:table-cell>
          <table:table-cell table:style-name="ce31" office:value-type="float" office:value="658" calcext:value-type="float">
            <text:p><text:s text:c="3"/>658</text:p>
          </table:table-cell>
          <table:table-cell table:style-name="ce31" office:value-type="float" office:value="1174" calcext:value-type="float">
            <text:p><text:s text:c="3"/>1,17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927" calcext:value-type="float">
            <text:p><text:s text:c="3"/>927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64" calcext:value-type="float">
            <text:p><text:s text:c="3"/>6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828" calcext:value-type="float">
            <text:p><text:s text:c="3"/>2,828</text:p>
          </table:table-cell>
          <table:table-cell table:style-name="ce31" office:value-type="float" office:value="6723" calcext:value-type="float">
            <text:p><text:s text:c="3"/>6,723</text:p>
          </table:table-cell>
          <table:table-cell table:style-name="ce31" office:value-type="float" office:value="242" calcext:value-type="float">
            <text:p><text:s text:c="3"/>242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31" office:value-type="float" office:value="15814" calcext:value-type="float">
            <text:p><text:s text:c="3"/>15,814</text:p>
          </table:table-cell>
          <table:table-cell table:style-name="ce31" office:value-type="float" office:value="373" calcext:value-type="float">
            <text:p><text:s text:c="3"/>373</text:p>
          </table:table-cell>
          <table:table-cell table:style-name="ce31" office:value-type="float" office:value="1117" calcext:value-type="float">
            <text:p><text:s text:c="3"/>1,117</text:p>
          </table:table-cell>
          <table:table-cell table:style-name="ce31" office:value-type="float" office:value="649" calcext:value-type="float">
            <text:p><text:s text:c="3"/>649</text:p>
          </table:table-cell>
          <table:table-cell table:style-name="ce31" office:value-type="float" office:value="917" calcext:value-type="float">
            <text:p><text:s text:c="3"/>917</text:p>
          </table:table-cell>
          <table:table-cell table:style-name="ce31" office:value-type="float" office:value="1771" calcext:value-type="float">
            <text:p><text:s text:c="3"/>1,771</text:p>
          </table:table-cell>
          <table:table-cell table:style-name="ce31" office:value-type="float" office:value="474" calcext:value-type="float">
            <text:p><text:s text:c="3"/>474</text:p>
          </table:table-cell>
          <table:table-cell table:style-name="ce31" office:value-type="float" office:value="901" calcext:value-type="float">
            <text:p><text:s text:c="3"/>90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54" calcext:value-type="float">
            <text:p><text:s text:c="3"/>5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828" calcext:value-type="float">
            <text:p><text:s text:c="3"/>2,828</text:p>
          </table:table-cell>
          <table:table-cell table:style-name="ce31" office:value-type="float" office:value="6723" calcext:value-type="float">
            <text:p><text:s text:c="3"/>6,723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28" office:value-type="float" office:value="5" calcext:value-type="float">
            <text:p>5</text:p>
          </table:table-cell>
          <table:table-cell table:style-name="ce46" office:value-type="float" office:value="-587" calcext:value-type="float">
            <text:p><text:s/>－58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55" calcext:value-type="float">
            <text:p>1,95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221" calcext:value-type="float">
            <text:p>1,22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51" calcext:value-type="float">
            <text:p>2,05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221" calcext:value-type="float">
            <text:p>1,22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96" calcext:value-type="float">
            <text:p><text:s/>－9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78" calcext:value-type="float">
            <text:p>57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2" calcext:value-type="float">
            <text:p><text:s/>－4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31" calcext:value-type="float">
            <text:p>1,03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43" calcext:value-type="float">
            <text:p>64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85" calcext:value-type="float">
            <text:p>1,08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643" calcext:value-type="float">
            <text:p>64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4" calcext:value-type="float">
            <text:p><text:s/>－5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707" calcext:value-type="float">
            <text:p>2,70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33" calcext:value-type="float">
            <text:p>733</text:p>
          </table:table-cell>
          <table:table-cell table:style-name="ce32" office:value-type="float" office:value="913" calcext:value-type="float">
            <text:p>91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21" calcext:value-type="float">
            <text:p>2,321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16" calcext:value-type="float">
            <text:p>616</text:p>
          </table:table-cell>
          <table:table-cell table:style-name="ce32" office:value-type="float" office:value="913" calcext:value-type="float">
            <text:p>91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86" calcext:value-type="float">
            <text:p>38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56" calcext:value-type="float">
            <text:p>1,05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422" calcext:value-type="float">
            <text:p>42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14" calcext:value-type="float">
            <text:p>21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437" calcext:value-type="float">
            <text:p>1,43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65" calcext:value-type="float">
            <text:p>1,26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491" calcext:value-type="float">
            <text:p>49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72" calcext:value-type="float">
            <text:p>17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83" calcext:value-type="float">
            <text:p>1,78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247" calcext:value-type="float">
            <text:p>2,24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2" calcext:value-type="float">
            <text:p>422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464" calcext:value-type="float">
            <text:p><text:s/>－46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21" calcext:value-type="float">
            <text:p>1,02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203" calcext:value-type="float">
            <text:p><text:s/>－20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26" calcext:value-type="float">
            <text:p>1,22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405" calcext:value-type="float">
            <text:p>40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61" calcext:value-type="float">
            <text:p><text:s/>－26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965" calcext:value-type="float">
            <text:p>3,965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office:value-type="float" office:value="2342" calcext:value-type="float">
            <text:p>2,342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14" calcext:value-type="float">
            <text:p>4,814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061" calcext:value-type="float">
            <text:p>1,061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60" calcext:value-type="float">
            <text:p>560</text:p>
          </table:table-cell>
          <table:table-cell table:style-name="ce32" office:value-type="float" office:value="2342" calcext:value-type="float">
            <text:p>2,34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849" calcext:value-type="float">
            <text:p><text:s/>－84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54" calcext:value-type="float">
            <text:p>2,15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084" calcext:value-type="float">
            <text:p>1,08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76" calcext:value-type="float">
            <text:p><text:s/>－37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187" calcext:value-type="float">
            <text:p>2,18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1258" calcext:value-type="float">
            <text:p>1,258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60" calcext:value-type="float">
            <text:p>2,660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608" calcext:value-type="float">
            <text:p>608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1258" calcext:value-type="float">
            <text:p>1,25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473" calcext:value-type="float">
            <text:p><text:s/>－47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47" calcext:value-type="float">
            <text:p>1,64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821" calcext:value-type="float">
            <text:p>1,82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float" office:value="-174" calcext:value-type="float">
            <text:p><text:s/>－17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283" calcext:value-type="float">
            <text:p>283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-53" calcext:value-type="float">
            <text:p><text:s/>－5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80" calcext:value-type="float">
            <text:p>88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001" calcext:value-type="float">
            <text:p>1,00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48" office:value-type="float" office:value="-121" calcext:value-type="float">
            <text:p><text:s/>－12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508" calcext:value-type="float">
            <text:p>2,50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11" calcext:value-type="float">
            <text:p>511</text:p>
          </table:table-cell>
          <table:table-cell table:style-name="ce32" office:value-type="float" office:value="1025" calcext:value-type="float">
            <text:p>1,02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31" calcext:value-type="float">
            <text:p>2,53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1025" calcext:value-type="float">
            <text:p>1,02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3" calcext:value-type="float">
            <text:p><text:s/>－2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34" calcext:value-type="float">
            <text:p>1,13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34" calcext:value-type="float">
            <text:p>1,13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465" calcext:value-type="float">
            <text:p>46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0" calcext:value-type="float">
            <text:p>－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74" calcext:value-type="float">
            <text:p>1,37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560" calcext:value-type="float">
            <text:p>56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97" calcext:value-type="float">
            <text:p>1,39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560" calcext:value-type="float">
            <text:p>56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23" calcext:value-type="float">
            <text:p><text:s/>－23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13" calcext:value-type="float">
            <text:p>1,61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778" calcext:value-type="float">
            <text:p>1,77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42" calcext:value-type="float">
            <text:p>642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165" calcext:value-type="float">
            <text:p><text:s/>－16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91" calcext:value-type="float">
            <text:p><text:s/>－9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87" calcext:value-type="float">
            <text:p>88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961" calcext:value-type="float">
            <text:p>96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74" calcext:value-type="float">
            <text:p><text:s/>－7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459" calcext:value-type="float">
            <text:p>3,45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822" calcext:value-type="float">
            <text:p>8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1782" calcext:value-type="float">
            <text:p>1,78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35" calcext:value-type="float">
            <text:p>3,535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809" calcext:value-type="float">
            <text:p>80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1782" calcext:value-type="float">
            <text:p>1,78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76" calcext:value-type="float">
            <text:p><text:s/>－7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572" calcext:value-type="float">
            <text:p>1,57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15" calcext:value-type="float">
            <text:p>1,61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826" calcext:value-type="float">
            <text:p>82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3" calcext:value-type="float">
            <text:p><text:s/>－4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887" calcext:value-type="float">
            <text:p>1,88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956" calcext:value-type="float">
            <text:p>95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20" calcext:value-type="float">
            <text:p>1,92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956" calcext:value-type="float">
            <text:p>95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3" calcext:value-type="float">
            <text:p><text:s/>－3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24" calcext:value-type="float">
            <text:p>1,02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370" calcext:value-type="float">
            <text:p>37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04" calcext:value-type="float">
            <text:p>10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99" calcext:value-type="float">
            <text:p>19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473" calcext:value-type="float">
            <text:p>47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99" calcext:value-type="float">
            <text:p>19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6" calcext:value-type="float">
            <text:p>4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05" calcext:value-type="float">
            <text:p>50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171" calcext:value-type="float">
            <text:p>17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58" calcext:value-type="float">
            <text:p>5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07" calcext:value-type="float">
            <text:p>1,70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029" calcext:value-type="float">
            <text:p>1,02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44" calcext:value-type="float">
            <text:p>1,74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029" calcext:value-type="float">
            <text:p>1,029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37" calcext:value-type="float">
            <text:p><text:s/>－3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14" calcext:value-type="float">
            <text:p><text:s/>－1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63" calcext:value-type="float">
            <text:p>86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516" calcext:value-type="float">
            <text:p>5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86" calcext:value-type="float">
            <text:p>88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61" calcext:value-type="float">
            <text:p>61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516" calcext:value-type="float">
            <text:p>51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23" calcext:value-type="float">
            <text:p><text:s/>－2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40" calcext:value-type="float">
            <text:p>140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22" calcext:value-type="float">
            <text:p>12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" calcext:value-type="float">
            <text:p>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69" calcext:value-type="float">
            <text:p>6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7" calcext:value-type="float">
            <text:p>77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69" calcext:value-type="float">
            <text:p>6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2" calcext:value-type="float">
            <text:p>1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66" calcext:value-type="float">
            <text:p>6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63" calcext:value-type="float">
            <text:p>6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3" calcext:value-type="float">
            <text:p>5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" calcext:value-type="float">
            <text:p><text:s/>－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17" calcext:value-type="float">
            <text:p>1,91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929" calcext:value-type="float">
            <text:p>92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94" calcext:value-type="float">
            <text:p>1,894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929" calcext:value-type="float">
            <text:p>92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23" calcext:value-type="float">
            <text:p>2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33" calcext:value-type="float">
            <text:p>3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39" calcext:value-type="float">
            <text:p>1,03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522" calcext:value-type="float">
            <text:p>52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49" calcext:value-type="float">
            <text:p>1,04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522" calcext:value-type="float">
            <text:p>52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0" calcext:value-type="float">
            <text:p><text:s/>－1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349" calcext:value-type="float">
            <text:p>2,34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53" calcext:value-type="float">
            <text:p>753</text:p>
          </table:table-cell>
          <table:table-cell table:style-name="ce32" office:value-type="float" office:value="798" calcext:value-type="float">
            <text:p>79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31" calcext:value-type="float">
            <text:p>1,93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798" calcext:value-type="float">
            <text:p>79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418" calcext:value-type="float">
            <text:p>41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377" calcext:value-type="float">
            <text:p>37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63" calcext:value-type="float">
            <text:p>16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65" calcext:value-type="float">
            <text:p>1,26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29" calcext:value-type="float">
            <text:p>429</text:p>
          </table:table-cell>
          <table:table-cell table:style-name="ce34" office:value-type="float" office:value="421" calcext:value-type="float">
            <text:p>42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10" calcext:value-type="float">
            <text:p>1,01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421" calcext:value-type="float">
            <text:p>4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255" calcext:value-type="float">
            <text:p>25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18" calcext:value-type="float">
            <text:p>1,21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38" calcext:value-type="float">
            <text:p>538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22" calcext:value-type="float">
            <text:p>1,22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365" calcext:value-type="float">
            <text:p>36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" calcext:value-type="float">
            <text:p><text:s/>－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77" calcext:value-type="float">
            <text:p>17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9" calcext:value-type="float">
            <text:p><text:s/>－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81" calcext:value-type="float">
            <text:p>681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40" calcext:value-type="float">
            <text:p>4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188" calcext:value-type="float">
            <text:p>18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5" calcext:value-type="float">
            <text:p>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901" calcext:value-type="float">
            <text:p>901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04" calcext:value-type="float">
            <text:p>90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129" calcext:value-type="float">
            <text:p>12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74" calcext:value-type="float">
            <text:p>27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-3" calcext:value-type="float">
            <text:p><text:s/>－3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0" calcext:value-type="float">
            <text:p>-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82" calcext:value-type="float">
            <text:p>482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65" calcext:value-type="float">
            <text:p>6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38" calcext:value-type="float">
            <text:p>13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36" calcext:value-type="float">
            <text:p>13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11" calcext:value-type="float">
            <text:p><text:s/>－1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65" calcext:value-type="float">
            <text:p>76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78" calcext:value-type="float">
            <text:p>77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07" calcext:value-type="float">
            <text:p>10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50" calcext:value-type="float">
            <text:p>25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3" calcext:value-type="float">
            <text:p><text:s/>－1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2" calcext:value-type="float">
            <text:p>6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2" calcext:value-type="float">
            <text:p>12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9" calcext:value-type="float">
            <text:p><text:s/>－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6" calcext:value-type="float">
            <text:p>4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73" calcext:value-type="float">
            <text:p>37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5" calcext:value-type="float">
            <text:p>5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28" calcext:value-type="float">
            <text:p>12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" calcext:value-type="float">
            <text:p><text:s/>－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0" calcext:value-type="float">
            <text:p>1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7" calcext:value-type="float">
            <text:p>17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7" calcext:value-type="float">
            <text:p><text:s/>－7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 民國107年4月9日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fill-character> </loext:fill-character>
      <number:number number:decimal-places="0" loext:min-decimal-places="0" number:min-integer-digits="1" number:grouping="true"/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</number:number-style>
    <number:number-style style:name="N149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6:02.958000000</dc:date>
    <meta:editing-cycles>1</meta:editing-cycles>
    <meta:editing-duration>PT13S</meta:editing-duration>
    <meta:document-statistic meta:table-count="1" meta:cell-count="2468" meta:object-count="0"/>
    <meta:generator>LibreOffice/5.0.6.2$Linux_X86_64 LibreOffice_project/00$Build-2</meta:generator>
  </office:meta>
</office:document-meta>
</file>